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ee5d9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ee5d9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ee5d9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ee5d9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ee5d9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ee5d9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ee5d9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ee5d9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ee5d9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ee5d9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ee5d9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ee5d9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ee5d9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ee5d9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ee5d9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ee5d9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ee5d9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Yivania Valentina Rojas Rodrígu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/9/201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718274502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1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Norbelis Carolina  Rodríguez Rangel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827450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8:56.72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8" meta:character-count="1188" meta:non-whitespace-character-count="1018"/>
    <meta:template xlink:type="simple" xlink:actuate="onRequest" xlink:title="Normal" xlink:href=""/>
  </office:meta>
</office:document-meta>
</file>